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???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ound?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oun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 table:number-rows-repeated="5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  <table:table-row table:style-name="ro1">
          <table:table-cell/>
          <table:table-cell table:style-name="ce16" table:number-columns-repeated="2"/>
          <table:table-cell table:style-name="ce19"/>
          <table:table-cell table:style-name="ce22"/>
          <table:table-cell table:style-name="ce16" table:number-columns-repeated="4"/>
          <table:table-cell table:style-name="ce19"/>
          <table:table-cell table:style-name="ce22"/>
          <table:table-cell table:number-columns-repeated="53"/>
        </table:table-row>
      </table:table>
      <table:table table:name="checkpoints" table:style-name="ta2"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x_DWORD_EA3E4[0x136]</text:p>
          </table:table-cell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 style:data-style-name="N2" text:time-value="18:12:24.628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3-16T19:17:42.066000000</dc:date>
    <meta:editing-duration>PT10H9M29S</meta:editing-duration>
    <meta:editing-cycles>44</meta:editing-cycles>
    <meta:document-statistic meta:table-count="2" meta:cell-count="13510" meta:object-count="0"/>
  </office:meta>
</office:document-meta>
</file>